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fo:padding="0.097cm" fo:border="0.05pt solid #000000"/>
    </style:style>
    <style:style style:name="P1" style:family="paragraph" style:parent-style-name="Standard">
      <style:text-properties officeooo:rsid="000cb550" officeooo:paragraph-rsid="000cb550"/>
    </style:style>
    <style:style style:name="P2" style:family="paragraph" style:parent-style-name="Standard">
      <style:text-properties officeooo:rsid="000e9dff" officeooo:paragraph-rsid="000e9dff"/>
    </style:style>
    <style:style style:name="P3" style:family="paragraph" style:parent-style-name="Standard">
      <style:text-properties officeooo:rsid="000e9dff" officeooo:paragraph-rsid="01d68aa9"/>
    </style:style>
    <style:style style:name="P4" style:family="paragraph" style:parent-style-name="Standard">
      <style:text-properties officeooo:rsid="000e9dff" officeooo:paragraph-rsid="025a2992"/>
    </style:style>
    <style:style style:name="P5" style:family="paragraph" style:parent-style-name="Standard">
      <style:text-properties officeooo:rsid="000e9dff" officeooo:paragraph-rsid="008b4c17"/>
    </style:style>
    <style:style style:name="P6" style:family="paragraph" style:parent-style-name="Standard">
      <style:text-properties fo:font-weight="bold" officeooo:rsid="004fa0dc" officeooo:paragraph-rsid="004fa0dc" style:font-weight-asian="bold" style:font-weight-complex="bold"/>
    </style:style>
    <style:style style:name="P7" style:family="paragraph" style:parent-style-name="Standard">
      <style:text-properties officeooo:rsid="06bb448c" officeooo:paragraph-rsid="025cfbb1"/>
    </style:style>
    <style:style style:name="P8" style:family="paragraph" style:parent-style-name="Standard">
      <style:text-properties officeooo:rsid="000ece66" officeooo:paragraph-rsid="02639b57"/>
    </style:style>
    <style:style style:name="P9" style:family="paragraph" style:parent-style-name="Standard">
      <style:text-properties officeooo:paragraph-rsid="00a14023"/>
    </style:style>
    <style:style style:name="P10" style:family="paragraph" style:parent-style-name="Standard">
      <style:text-properties officeooo:rsid="032f8b59" officeooo:paragraph-rsid="032f8b59"/>
    </style:style>
    <style:style style:name="P11" style:family="paragraph" style:parent-style-name="Standard">
      <style:text-properties officeooo:rsid="03a9b9c9" officeooo:paragraph-rsid="03a9b9c9"/>
    </style:style>
    <style:style style:name="P12" style:family="paragraph" style:parent-style-name="Standard">
      <style:text-properties officeooo:paragraph-rsid="03ace1d7"/>
    </style:style>
    <style:style style:name="P13" style:family="paragraph" style:parent-style-name="Standard">
      <style:text-properties fo:font-size="10pt" officeooo:rsid="03f3c3eb" officeooo:paragraph-rsid="03f3c3eb" style:font-size-asian="8.75pt" style:font-size-complex="10pt"/>
    </style:style>
    <style:style style:name="P14" style:family="paragraph" style:parent-style-name="Standard">
      <style:text-properties fo:font-size="10pt" officeooo:rsid="03f3c3eb" officeooo:paragraph-rsid="03f56212" style:font-size-asian="8.75pt" style:font-size-complex="10pt"/>
    </style:style>
    <style:style style:name="P15" style:family="paragraph" style:parent-style-name="Standard">
      <style:text-properties fo:font-size="10pt" officeooo:rsid="03f3c3eb" officeooo:paragraph-rsid="03f89c6d" style:font-size-asian="8.75pt" style:font-size-complex="10pt"/>
    </style:style>
    <style:style style:name="P16" style:family="paragraph" style:parent-style-name="Standard">
      <style:text-properties fo:font-size="10pt" officeooo:rsid="03f3c3eb" officeooo:paragraph-rsid="03fae606" style:font-size-asian="8.75pt" style:font-size-complex="10pt"/>
    </style:style>
    <style:style style:name="P17" style:family="paragraph" style:parent-style-name="Standard">
      <style:text-properties fo:font-size="10pt" officeooo:rsid="03f3c3eb" officeooo:paragraph-rsid="03fcd77f" style:font-size-asian="8.75pt" style:font-size-complex="10pt"/>
    </style:style>
    <style:style style:name="P18" style:family="paragraph" style:parent-style-name="Standard">
      <style:text-properties fo:font-size="10pt" officeooo:rsid="03f3c3eb" officeooo:paragraph-rsid="04011be5" style:font-size-asian="8.75pt" style:font-size-complex="10pt"/>
    </style:style>
    <style:style style:name="P19" style:family="paragraph" style:parent-style-name="Standard">
      <style:text-properties fo:font-size="10pt" officeooo:rsid="03f3c3eb" officeooo:paragraph-rsid="04016e2d" style:font-size-asian="8.75pt" style:font-size-complex="10pt"/>
    </style:style>
    <style:style style:name="P20" style:family="paragraph" style:parent-style-name="Standard">
      <style:text-properties fo:font-size="10pt" officeooo:rsid="03f3c3eb" officeooo:paragraph-rsid="0403348c" style:font-size-asian="8.75pt" style:font-size-complex="10pt"/>
    </style:style>
    <style:style style:name="P21" style:family="paragraph" style:parent-style-name="Standard">
      <style:text-properties fo:font-size="10pt" officeooo:rsid="03f3c3eb" officeooo:paragraph-rsid="0405617a" style:font-size-asian="8.75pt" style:font-size-complex="10pt"/>
    </style:style>
    <style:style style:name="P22" style:family="paragraph" style:parent-style-name="Standard">
      <loext:graphic-properties draw:fill="none"/>
      <style:paragraph-properties fo:text-align="justify" style:justify-single-word="false" fo:background-color="transparent">
        <style:tab-stops/>
      </style:paragraph-properties>
      <style:text-properties style:font-name="Arial" fo:font-size="12pt" fo:font-style="normal" fo:font-weight="bold" officeooo:rsid="0016c286" officeooo:paragraph-rsid="04180438" style:font-size-asian="12pt" style:font-style-asian="normal" style:font-weight-asian="bold" style:font-size-complex="12pt" style:font-style-complex="normal" style:font-weight-complex="bold"/>
    </style:style>
    <style:style style:name="P23" style:family="paragraph" style:parent-style-name="Standard">
      <loext:graphic-properties draw:fill="none"/>
      <style:paragraph-properties fo:text-align="justify" style:justify-single-word="false" fo:background-color="transparent">
        <style:tab-stops/>
      </style:paragraph-properties>
      <style:text-properties style:font-name="Arial" fo:font-size="12pt" fo:language="es" fo:country="ES" fo:font-style="normal" fo:font-weight="normal" officeooo:rsid="001bc786" officeooo:paragraph-rsid="04180438" style:font-size-asian="12pt" style:font-style-asian="normal" style:font-weight-asian="normal" style:font-size-complex="12pt" style:font-style-complex="normal" style:font-weight-complex="normal"/>
    </style:style>
    <style:style style:name="P24" style:family="paragraph" style:parent-style-name="Title">
      <style:text-properties officeooo:rsid="00f0f4b4" officeooo:paragraph-rsid="025cfbb1"/>
    </style:style>
    <style:style style:name="P25" style:family="paragraph" style:parent-style-name="Heading_20_1">
      <style:text-properties officeooo:paragraph-rsid="03f56212"/>
    </style:style>
    <style:style style:name="P26" style:family="paragraph" style:parent-style-name="Heading_20_1">
      <style:text-properties officeooo:paragraph-rsid="03fae606"/>
    </style:style>
    <style:style style:name="P27" style:family="paragraph" style:parent-style-name="Heading_20_1">
      <style:text-properties officeooo:paragraph-rsid="03fcd77f"/>
    </style:style>
    <style:style style:name="P28" style:family="paragraph" style:parent-style-name="Heading_20_1">
      <style:text-properties officeooo:paragraph-rsid="04011be5"/>
    </style:style>
    <style:style style:name="P29" style:family="paragraph" style:parent-style-name="Heading_20_1">
      <style:text-properties officeooo:paragraph-rsid="04016e2d"/>
    </style:style>
    <style:style style:name="P30" style:family="paragraph" style:parent-style-name="Heading_20_1">
      <style:text-properties officeooo:paragraph-rsid="0403348c"/>
    </style:style>
    <style:style style:name="P31" style:family="paragraph" style:parent-style-name="Heading_20_1">
      <style:text-properties officeooo:paragraph-rsid="0405617a"/>
    </style:style>
    <style:style style:name="P32" style:family="paragraph" style:parent-style-name="Heading_20_1">
      <style:paragraph-properties fo:break-before="page"/>
      <style:text-properties style:text-underline-style="solid" style:text-underline-width="auto" style:text-underline-color="font-color"/>
    </style:style>
    <style:style style:name="P33" style:family="paragraph" style:parent-style-name="Heading_20_2">
      <style:paragraph-properties fo:break-before="page"/>
      <style:text-properties officeooo:paragraph-rsid="0098694b"/>
    </style:style>
    <style:style style:name="P34" style:family="paragraph" style:parent-style-name="Standard" style:list-style-name="L1">
      <style:text-properties officeooo:rsid="0762ea52" officeooo:paragraph-rsid="026496e5"/>
    </style:style>
    <style:style style:name="P35" style:family="paragraph" style:parent-style-name="Standard" style:list-style-name="L1">
      <style:text-properties officeooo:rsid="004fa0dc" officeooo:paragraph-rsid="026496e5"/>
    </style:style>
    <style:style style:name="P36" style:family="paragraph" style:parent-style-name="Standard" style:list-style-name="L1">
      <style:text-properties officeooo:rsid="03b658ab" officeooo:paragraph-rsid="03bc6c58"/>
    </style:style>
    <style:style style:name="P37" style:family="paragraph" style:parent-style-name="Standard" style:list-style-name="L1">
      <style:text-properties officeooo:rsid="03b658ab" officeooo:paragraph-rsid="03cb1109"/>
    </style:style>
    <style:style style:name="P38" style:family="paragraph" style:parent-style-name="Standard" style:list-style-name="L1">
      <style:text-properties officeooo:rsid="03b658ab" officeooo:paragraph-rsid="03b658ab"/>
    </style:style>
    <style:style style:name="P39" style:family="paragraph" style:parent-style-name="Standard" style:list-style-name="L1">
      <style:text-properties style:text-underline-style="solid" style:text-underline-width="auto" style:text-underline-color="font-color" officeooo:rsid="03c4aa5d" officeooo:paragraph-rsid="03cb1109"/>
    </style:style>
    <style:style style:name="P40" style:family="paragraph" style:parent-style-name="Standard" style:list-style-name="L2">
      <style:text-properties style:text-underline-style="solid" style:text-underline-width="auto" style:text-underline-color="font-color" officeooo:rsid="039ae294" officeooo:paragraph-rsid="039ae294"/>
    </style:style>
    <style:style style:name="P41" style:family="paragraph" style:parent-style-name="Standard" style:list-style-name="L1">
      <style:text-properties style:text-underline-style="none" officeooo:rsid="03f8cfe5" officeooo:paragraph-rsid="03f8cfe5"/>
    </style:style>
    <style:style style:name="P42" style:family="paragraph" style:parent-style-name="Standard" style:list-style-name="L2">
      <style:text-properties style:text-underline-style="none" officeooo:rsid="03f05b62" officeooo:paragraph-rsid="03f05b62"/>
    </style:style>
    <style:style style:name="P43" style:family="paragraph" style:parent-style-name="Standard" style:list-style-name="L1">
      <style:text-properties officeooo:rsid="03ee9f4e" officeooo:paragraph-rsid="03ee9f4e"/>
    </style:style>
    <style:style style:name="P44" style:family="paragraph" style:parent-style-name="Standard" style:list-style-name="L1">
      <style:text-properties officeooo:rsid="03b8f4d0" officeooo:paragraph-rsid="03d07b6e"/>
    </style:style>
    <style:style style:name="P45" style:family="paragraph" style:parent-style-name="Standard" style:list-style-name="L2">
      <style:text-properties fo:font-weight="bold" officeooo:rsid="035ac9f7" officeooo:paragraph-rsid="03f23661" style:font-weight-asian="bold" style:font-weight-complex="bold"/>
    </style:style>
    <style:style style:name="P46" style:family="paragraph" style:parent-style-name="Standard" style:list-style-name="L2">
      <style:text-properties fo:font-weight="bold" officeooo:rsid="039085c6" officeooo:paragraph-rsid="03f23661" style:font-weight-asian="bold" style:font-weight-complex="bold"/>
    </style:style>
    <style:style style:name="P47" style:family="paragraph" style:parent-style-name="Standard" style:list-style-name="L2">
      <style:text-properties fo:font-weight="bold" officeooo:rsid="03efc645" officeooo:paragraph-rsid="03f23661" style:font-weight-asian="bold" style:font-weight-complex="bold"/>
    </style:style>
    <style:style style:name="P48" style:family="paragraph" style:parent-style-name="Standard" style:list-style-name="L2">
      <style:text-properties officeooo:rsid="0366431b" officeooo:paragraph-rsid="03f23661"/>
    </style:style>
    <style:style style:name="P49" style:family="paragraph" style:parent-style-name="Standard" style:list-style-name="L2">
      <style:text-properties officeooo:rsid="0366431b" officeooo:paragraph-rsid="039085c6"/>
    </style:style>
    <style:style style:name="P50" style:family="paragraph" style:parent-style-name="Standard" style:list-style-name="L2">
      <style:text-properties officeooo:rsid="03f23661" officeooo:paragraph-rsid="03f23661"/>
    </style:style>
    <style:style style:name="P51" style:family="paragraph" style:parent-style-name="Standard" style:list-style-name="L2">
      <style:text-properties fo:font-weight="normal" officeooo:rsid="040ca348" officeooo:paragraph-rsid="040ca348" style:font-weight-asian="normal" style:font-weight-complex="normal"/>
    </style:style>
    <style:style style:name="P52" style:family="paragraph" style:parent-style-name="Standard" style:list-style-name="L3">
      <style:text-properties fo:font-weight="normal" officeooo:rsid="040ca348" officeooo:paragraph-rsid="040ca348" style:font-weight-asian="normal" style:font-weight-complex="normal"/>
    </style:style>
    <style:style style:name="P53" style:family="paragraph" style:parent-style-name="Standard" style:list-style-name="L2">
      <style:text-properties fo:font-weight="normal" officeooo:rsid="03f23661" officeooo:paragraph-rsid="03f23661" style:font-weight-asian="normal" style:font-weight-complex="normal"/>
    </style:style>
    <style:style style:name="P54" style:family="paragraph" style:parent-style-name="Standard" style:list-style-name="L2">
      <style:text-properties fo:font-weight="normal" officeooo:rsid="03f3c3eb" officeooo:paragraph-rsid="03f3c3eb" style:font-weight-asian="normal" style:font-weight-complex="normal"/>
    </style:style>
    <style:style style:name="P55" style:family="paragraph" style:parent-style-name="Standard" style:list-style-name="L3">
      <style:text-properties fo:font-weight="normal" officeooo:rsid="04040fa2" officeooo:paragraph-rsid="0409abbd" style:font-weight-asian="normal" style:font-weight-complex="normal"/>
    </style:style>
    <style:style style:name="P56" style:family="paragraph" style:parent-style-name="Standard" style:list-style-name="L3">
      <style:text-properties fo:font-weight="normal" officeooo:rsid="04040fa2" officeooo:paragraph-rsid="040b05a6" style:font-weight-asian="normal" style:font-weight-complex="normal"/>
    </style:style>
    <style:style style:name="P57" style:family="paragraph" style:parent-style-name="Standard" style:list-style-name="L3">
      <style:text-properties fo:font-weight="normal" officeooo:rsid="03f3dfbe" officeooo:paragraph-rsid="040e0c5b" style:font-weight-asian="normal" style:font-weight-complex="normal"/>
    </style:style>
    <style:style style:name="P58" style:family="paragraph" style:parent-style-name="Standard" style:list-style-name="L3">
      <style:text-properties fo:font-weight="normal" officeooo:rsid="03f3dfbe" officeooo:paragraph-rsid="040ca348" style:font-weight-asian="normal" style:font-weight-complex="normal"/>
    </style:style>
    <style:style style:name="P59" style:family="paragraph" style:parent-style-name="Standard" style:list-style-name="L3">
      <style:text-properties fo:font-weight="normal" officeooo:rsid="03f3dfbe" officeooo:paragraph-rsid="040fc860" style:font-weight-asian="normal" style:font-weight-complex="normal"/>
    </style:style>
    <style:style style:name="P60" style:family="paragraph" style:parent-style-name="Standard" style:list-style-name="L3">
      <style:text-properties fo:font-weight="normal" officeooo:rsid="03f3dfbe" officeooo:paragraph-rsid="0411924f" style:font-weight-asian="normal" style:font-weight-complex="normal"/>
    </style:style>
    <style:style style:name="P61" style:family="paragraph" style:parent-style-name="Standard" style:list-style-name="L3">
      <style:text-properties fo:font-weight="normal" officeooo:rsid="03f3dfbe" officeooo:paragraph-rsid="04127bd3" style:font-weight-asian="normal" style:font-weight-complex="normal"/>
    </style:style>
    <style:style style:name="P62" style:family="paragraph" style:parent-style-name="Standard" style:list-style-name="L3">
      <style:text-properties fo:font-weight="normal" officeooo:rsid="0403348c" officeooo:paragraph-rsid="040ca348" style:font-weight-asian="normal" style:font-weight-complex="normal"/>
    </style:style>
    <style:style style:name="P63" style:family="paragraph" style:parent-style-name="Standard" style:list-style-name="L3">
      <style:text-properties fo:font-weight="normal" officeooo:rsid="040b05a6" officeooo:paragraph-rsid="040e0c5b" style:font-weight-asian="normal" style:font-weight-complex="normal"/>
    </style:style>
    <style:style style:name="P64" style:family="paragraph" style:parent-style-name="Standard" style:list-style-name="L3">
      <style:text-properties fo:font-weight="normal" officeooo:rsid="040b05a6" officeooo:paragraph-rsid="04142a90" style:font-weight-asian="normal" style:font-weight-complex="normal"/>
    </style:style>
    <style:style style:name="P65" style:family="paragraph" style:parent-style-name="Standard" style:list-style-name="L3">
      <style:text-properties fo:font-weight="normal" officeooo:rsid="040c3f0a" officeooo:paragraph-rsid="040e0c5b" style:font-weight-asian="normal" style:font-weight-complex="normal"/>
    </style:style>
    <style:style style:name="P66" style:family="paragraph" style:parent-style-name="Standard" style:list-style-name="L3">
      <style:text-properties fo:font-weight="normal" officeooo:rsid="040c3f0a" officeooo:paragraph-rsid="04142a90" style:font-weight-asian="normal" style:font-weight-complex="normal"/>
    </style:style>
    <style:style style:name="P67" style:family="paragraph" style:parent-style-name="Standard" style:list-style-name="L3">
      <style:text-properties fo:font-weight="normal" officeooo:rsid="040e0c5b" officeooo:paragraph-rsid="040e0c5b" style:font-weight-asian="normal" style:font-weight-complex="normal"/>
    </style:style>
    <style:style style:name="P68" style:family="paragraph" style:parent-style-name="Standard" style:list-style-name="L3">
      <style:text-properties fo:font-weight="normal" officeooo:rsid="040e0c5b" officeooo:paragraph-rsid="04127bd3" style:font-weight-asian="normal" style:font-weight-complex="normal"/>
    </style:style>
    <style:style style:name="P69" style:family="paragraph" style:parent-style-name="Standard" style:list-style-name="L3">
      <style:text-properties fo:font-weight="normal" officeooo:rsid="04006ba6" officeooo:paragraph-rsid="04142a90" style:font-weight-asian="normal" style:font-weight-complex="normal"/>
    </style:style>
    <style:style style:name="P70" style:family="paragraph" style:parent-style-name="Standard" style:list-style-name="L2">
      <style:text-properties officeooo:rsid="039085c6" officeooo:paragraph-rsid="039085c6"/>
    </style:style>
    <style:style style:name="P71" style:family="paragraph" style:parent-style-name="Standard" style:list-style-name="L2">
      <style:text-properties officeooo:rsid="032f8b59" officeooo:paragraph-rsid="039085c6"/>
    </style:style>
    <style:style style:name="P72" style:family="paragraph" style:parent-style-name="Standard" style:list-style-name="L2">
      <style:text-properties officeooo:rsid="034c9b38" officeooo:paragraph-rsid="039085c6"/>
    </style:style>
    <style:style style:name="P73" style:family="paragraph" style:parent-style-name="Standard" style:list-style-name="L2">
      <style:text-properties officeooo:rsid="03f3123f" officeooo:paragraph-rsid="03f3123f"/>
    </style:style>
    <style:style style:name="P74" style:family="paragraph" style:parent-style-name="Standard" style:list-style-name="L3">
      <style:text-properties officeooo:paragraph-rsid="04006ba6"/>
    </style:style>
    <style:style style:name="P75" style:family="paragraph" style:parent-style-name="Standard" style:list-style-name="L3">
      <style:text-properties officeooo:paragraph-rsid="040b05a6"/>
    </style:style>
    <style:style style:name="P76" style:family="paragraph" style:parent-style-name="Standard" style:list-style-name="L3">
      <style:text-properties officeooo:paragraph-rsid="040e0c5b"/>
    </style:style>
    <style:style style:name="P77" style:family="paragraph" style:parent-style-name="Standard" style:list-style-name="L3">
      <style:text-properties officeooo:paragraph-rsid="040fc860"/>
    </style:style>
    <style:style style:name="P78" style:family="paragraph" style:parent-style-name="Standard" style:list-style-name="L3">
      <style:text-properties officeooo:paragraph-rsid="0411924f"/>
    </style:style>
    <style:style style:name="P79" style:family="paragraph" style:parent-style-name="Standard" style:list-style-name="L3">
      <style:text-properties officeooo:paragraph-rsid="04127bd3"/>
    </style:style>
    <style:style style:name="P80" style:family="paragraph" style:parent-style-name="Standard" style:list-style-name="L3">
      <style:text-properties officeooo:rsid="04040fa2" officeooo:paragraph-rsid="040b05a6"/>
    </style:style>
    <style:style style:name="P81" style:family="paragraph" style:parent-style-name="Standard" style:list-style-name="L3">
      <style:text-properties officeooo:rsid="03f3dfbe" officeooo:paragraph-rsid="03f3dfbe"/>
    </style:style>
    <style:style style:name="P82" style:family="paragraph" style:parent-style-name="Standard" style:list-style-name="L3">
      <style:text-properties officeooo:rsid="03f3dfbe" officeooo:paragraph-rsid="040ca348"/>
    </style:style>
    <style:style style:name="P83" style:family="paragraph" style:parent-style-name="Standard" style:list-style-name="L3">
      <style:text-properties officeooo:rsid="03f3dfbe" officeooo:paragraph-rsid="040e0c5b"/>
    </style:style>
    <style:style style:name="P84" style:family="paragraph" style:parent-style-name="Standard" style:list-style-name="L3">
      <style:text-properties officeooo:rsid="03f3dfbe" officeooo:paragraph-rsid="040fc860"/>
    </style:style>
    <style:style style:name="P85" style:family="paragraph" style:parent-style-name="Standard" style:list-style-name="L3">
      <style:text-properties officeooo:rsid="03f3dfbe" officeooo:paragraph-rsid="0411924f"/>
    </style:style>
    <style:style style:name="P86" style:family="paragraph" style:parent-style-name="Standard" style:list-style-name="L3">
      <style:text-properties officeooo:rsid="03f3dfbe" officeooo:paragraph-rsid="04127bd3"/>
    </style:style>
    <style:style style:name="T1" style:family="text">
      <style:text-properties fo:font-weight="bold" style:font-weight-asian="bold" style:font-weight-complex="bold"/>
    </style:style>
    <style:style style:name="T2" style:family="text">
      <style:text-properties fo:font-weight="bold" officeooo:rsid="00103017" style:font-weight-asian="bold" style:font-weight-complex="bold"/>
    </style:style>
    <style:style style:name="T3" style:family="text">
      <style:text-properties fo:font-weight="bold" officeooo:rsid="008edc12" style:font-weight-asian="bold" style:font-weight-complex="bold"/>
    </style:style>
    <style:style style:name="T4" style:family="text">
      <style:text-properties fo:font-weight="bold" officeooo:rsid="008fa71f" style:font-weight-asian="bold" style:font-weight-complex="bold"/>
    </style:style>
    <style:style style:name="T5" style:family="text">
      <style:text-properties fo:font-weight="bold" officeooo:rsid="009a7249" style:font-weight-asian="bold" style:font-weight-complex="bold"/>
    </style:style>
    <style:style style:name="T6" style:family="text">
      <style:text-properties fo:font-weight="bold" officeooo:rsid="03a2cff0" style:font-weight-asian="bold" style:font-weight-complex="bold"/>
    </style:style>
    <style:style style:name="T7" style:family="text">
      <style:text-properties fo:font-weight="bold" officeooo:rsid="041c9a01"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normal" officeooo:rsid="00189f02" style:font-style-asian="italic" style:font-weight-asian="normal" style:font-style-complex="italic" style:font-weight-complex="normal"/>
    </style:style>
    <style:style style:name="T10" style:family="text">
      <style:text-properties fo:font-style="italic" fo:font-weight="normal" officeooo:rsid="02c08370" style:font-style-asian="italic" style:font-weight-asian="normal" style:font-style-complex="italic" style:font-weight-complex="normal"/>
    </style:style>
    <style:style style:name="T11" style:family="text">
      <style:text-properties officeooo:rsid="008b4c17"/>
    </style:style>
    <style:style style:name="T12" style:family="text">
      <style:text-properties officeooo:rsid="01511dd6"/>
    </style:style>
    <style:style style:name="T13" style:family="text">
      <style:text-properties officeooo:rsid="009a7249"/>
    </style:style>
    <style:style style:name="T14" style:family="text">
      <style:text-properties officeooo:rsid="009e955d"/>
    </style:style>
    <style:style style:name="T15" style:family="text">
      <style:text-properties officeooo:rsid="01d45c91"/>
    </style:style>
    <style:style style:name="T16" style:family="text">
      <style:text-properties officeooo:rsid="00f0f4b4"/>
    </style:style>
    <style:style style:name="T17" style:family="text">
      <style:text-properties officeooo:rsid="0762ea52"/>
    </style:style>
    <style:style style:name="T18" style:family="text">
      <style:text-properties officeooo:rsid="0267e5ef"/>
    </style:style>
    <style:style style:name="T19" style:family="text">
      <style:text-properties officeooo:rsid="032b048f"/>
    </style:style>
    <style:style style:name="T20" style:family="text">
      <style:text-properties officeooo:rsid="032f8b59"/>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3f3c3eb"/>
    </style:style>
    <style:style style:name="T23" style:family="text">
      <style:text-properties style:text-underline-style="solid" style:text-underline-width="auto" style:text-underline-color="font-color" officeooo:rsid="03f56212"/>
    </style:style>
    <style:style style:name="T24" style:family="text">
      <style:text-properties style:text-underline-style="solid" style:text-underline-width="auto" style:text-underline-color="font-color" officeooo:rsid="03f89c6d"/>
    </style:style>
    <style:style style:name="T25" style:family="text">
      <style:text-properties style:text-underline-style="solid" style:text-underline-width="auto" style:text-underline-color="font-color" officeooo:rsid="03fae606"/>
    </style:style>
    <style:style style:name="T26" style:family="text">
      <style:text-properties style:text-underline-style="solid" style:text-underline-width="auto" style:text-underline-color="font-color" officeooo:rsid="03fcd77f"/>
    </style:style>
    <style:style style:name="T27" style:family="text">
      <style:text-properties style:text-underline-style="solid" style:text-underline-width="auto" style:text-underline-color="font-color" officeooo:rsid="04011be5"/>
    </style:style>
    <style:style style:name="T28" style:family="text">
      <style:text-properties style:text-underline-style="solid" style:text-underline-width="auto" style:text-underline-color="font-color" officeooo:rsid="04016e2d"/>
    </style:style>
    <style:style style:name="T29" style:family="text">
      <style:text-properties style:text-underline-style="solid" style:text-underline-width="auto" style:text-underline-color="font-color" officeooo:rsid="0403348c"/>
    </style:style>
    <style:style style:name="T30" style:family="text">
      <style:text-properties style:text-underline-style="solid" style:text-underline-width="auto" style:text-underline-color="font-color" officeooo:rsid="0405617a"/>
    </style:style>
    <style:style style:name="T31" style:family="text">
      <style:text-properties officeooo:rsid="033efe1c"/>
    </style:style>
    <style:style style:name="T32" style:family="text">
      <style:text-properties officeooo:rsid="0340823f"/>
    </style:style>
    <style:style style:name="T33" style:family="text">
      <style:text-properties officeooo:rsid="0343d6ec"/>
    </style:style>
    <style:style style:name="T34" style:family="text">
      <style:text-properties style:text-underline-style="none" officeooo:rsid="0376038d"/>
    </style:style>
    <style:style style:name="T35" style:family="text">
      <style:text-properties style:text-underline-style="none" officeooo:rsid="036a96bf"/>
    </style:style>
    <style:style style:name="T36" style:family="text">
      <style:text-properties officeooo:rsid="036a96bf"/>
    </style:style>
    <style:style style:name="T37" style:family="text">
      <style:text-properties officeooo:rsid="0376038d"/>
    </style:style>
    <style:style style:name="T38" style:family="text">
      <style:text-properties officeooo:rsid="03914519"/>
    </style:style>
    <style:style style:name="T39" style:family="text">
      <style:text-properties officeooo:rsid="039b47cf"/>
    </style:style>
    <style:style style:name="T40" style:family="text">
      <style:text-properties officeooo:rsid="03a2cff0"/>
    </style:style>
    <style:style style:name="T41" style:family="text">
      <style:text-properties officeooo:rsid="03b100ef"/>
    </style:style>
    <style:style style:name="T42" style:family="text">
      <style:text-properties officeooo:rsid="03b8f4d0"/>
    </style:style>
    <style:style style:name="T43" style:family="text">
      <style:text-properties officeooo:rsid="03b9a922"/>
    </style:style>
    <style:style style:name="T44" style:family="text">
      <style:text-properties officeooo:rsid="03c98e65"/>
    </style:style>
    <style:style style:name="T45" style:family="text">
      <style:text-properties officeooo:rsid="03cc6b76"/>
    </style:style>
    <style:style style:name="T46" style:family="text">
      <style:text-properties officeooo:rsid="03ee9f4e"/>
    </style:style>
    <style:style style:name="T47" style:family="text">
      <style:text-properties officeooo:rsid="03f05b62"/>
    </style:style>
    <style:style style:name="T48" style:family="text">
      <style:text-properties officeooo:rsid="03f23661"/>
    </style:style>
    <style:style style:name="T49" style:family="text">
      <style:text-properties officeooo:rsid="03f3123f"/>
    </style:style>
    <style:style style:name="T50" style:family="text">
      <style:text-properties officeooo:rsid="03f3c3eb"/>
    </style:style>
    <style:style style:name="T51" style:family="text">
      <style:text-properties officeooo:rsid="03f3dfbe"/>
    </style:style>
    <style:style style:name="T52" style:family="text">
      <style:text-properties fo:font-weight="normal" style:font-weight-asian="normal" style:font-weight-complex="normal"/>
    </style:style>
    <style:style style:name="T53" style:family="text">
      <style:text-properties fo:font-weight="normal" officeooo:rsid="03f3c3eb" style:font-weight-asian="normal" style:font-weight-complex="normal"/>
    </style:style>
    <style:style style:name="T54" style:family="text">
      <style:text-properties fo:font-weight="normal" officeooo:rsid="03fe937a" style:font-weight-asian="normal" style:font-weight-complex="normal"/>
    </style:style>
    <style:style style:name="T55" style:family="text">
      <style:text-properties fo:font-weight="normal" officeooo:rsid="04006ba6" style:font-weight-asian="normal" style:font-weight-complex="normal"/>
    </style:style>
    <style:style style:name="T56" style:family="text">
      <style:text-properties fo:font-weight="normal" officeooo:rsid="0403348c" style:font-weight-asian="normal" style:font-weight-complex="normal"/>
    </style:style>
    <style:style style:name="T57" style:family="text">
      <style:text-properties fo:font-weight="normal" officeooo:rsid="0409abbd" style:font-weight-asian="normal" style:font-weight-complex="normal"/>
    </style:style>
    <style:style style:name="T58" style:family="text">
      <style:text-properties fo:font-weight="normal" officeooo:rsid="040b05a6" style:font-weight-asian="normal" style:font-weight-complex="normal"/>
    </style:style>
    <style:style style:name="T59" style:family="text">
      <style:text-properties fo:font-weight="normal" officeooo:rsid="03f3dfbe" style:font-weight-asian="normal" style:font-weight-complex="normal"/>
    </style:style>
    <style:style style:name="T60" style:family="text">
      <style:text-properties fo:font-weight="normal" officeooo:rsid="040ca348" style:font-weight-asian="normal" style:font-weight-complex="normal"/>
    </style:style>
    <style:style style:name="T61" style:family="text">
      <style:text-properties fo:font-weight="normal" officeooo:rsid="040e0c5b" style:font-weight-asian="normal" style:font-weight-complex="normal"/>
    </style:style>
    <style:style style:name="T62" style:family="text">
      <style:text-properties fo:font-weight="normal" officeooo:rsid="040c3f0a" style:font-weight-asian="normal" style:font-weight-complex="normal"/>
    </style:style>
    <style:style style:name="T63" style:family="text">
      <style:text-properties fo:font-weight="normal" officeooo:rsid="04116bc4" style:font-weight-asian="normal" style:font-weight-complex="normal"/>
    </style:style>
    <style:style style:name="T64" style:family="text">
      <style:text-properties officeooo:rsid="0409abbd"/>
    </style:style>
    <style:style style:name="T65" style:family="text">
      <style:text-properties officeooo:rsid="040b05a6"/>
    </style:style>
    <style:style style:name="T66" style:family="text">
      <style:text-properties officeooo:rsid="040c3f0a"/>
    </style:style>
    <style:style style:name="T67" style:family="text">
      <style:text-properties officeooo:rsid="04006ba6"/>
    </style:style>
    <style:style style:name="T68" style:family="text">
      <style:text-properties officeooo:rsid="041c9a0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Pràctica</text:p>
      <text:p text:style-name="P1"/>
      <table:table table:name="表1" table:style-name="表1">
        <table:table-column table:style-name="表1.A"/>
        <table:table-row>
          <table:table-cell table:style-name="表1.A1" office:value-type="string">
            <text:p text:style-name="P4"><text:span text:style-name="T3">Institut</text:span><text:span text:style-name="T1">:</text:span> <text:span text:style-name="T14">Provençana (L’Hospitalet de Llobregat)</text:span></text:p>
            <text:p text:style-name="P4"><text:span text:style-name="T5">Curs</text:span><text:span text:style-name="T1">:</text:span> <text:span text:style-name="T13">2022-2023</text:span></text:p>
            <text:p text:style-name="P4"><text:span text:style-name="T4">Grup</text:span><text:span text:style-name="T1">:</text:span> <text:span text:style-name="T16">DAWBIO-2</text:span></text:p>
            <text:p text:style-name="P4"><text:span text:style-name="T1">Mòdul:</text:span> M0<text:span text:style-name="T17">9</text:span> <text:span text:style-name="T17">Disseny d’Interfícies Web</text:span></text:p>
            <text:p text:style-name="P4"><text:span text:style-name="T1">UF:</text:span> UF<text:span text:style-name="T15">1</text:span></text:p>
            <text:p text:style-name="P7"><text:span text:style-name="T1">Instrument d’avaluació:</text:span> Pt<text:span text:style-name="T19">2</text:span></text:p>
            <text:p text:style-name="P3"/>
            <text:p text:style-name="P8"><text:span text:style-name="T2">Tema</text:span><text:span text:style-name="T1">:</text:span> <text:span text:style-name="T45">Codificació del disseny</text:span></text:p>
            <text:p text:style-name="P5"><text:span text:style-name="T1">Data:</text:span> <text:span text:style-name="T11">2023-02-20</text:span></text:p>
            <text:p text:style-name="P2"/>
            <text:p text:style-name="P6">Notes:</text:p>
            <text:list xml:id="list798607769" text:style-name="L1">
              <text:list-item>
                <text:p text:style-name="P34">Aquesta pràctica <text:span text:style-name="T18">és individual</text:span>.</text:p>
              </text:list-item>
              <text:list-item>
                <text:p text:style-name="P35">La puntuació màxima de la pràctica és 10.00 punts.</text:p>
              </text:list-item>
              <text:list-item>
                <text:p text:style-name="P36"><text:span text:style-name="T42">No s’ha de respondre a cap pregunta en aquest document, n</text:span>omés es demana codi <text:span text:style-name="T42">i imatges</text:span>. </text:p>
              </text:list-item>
              <text:list-item>
                <text:p text:style-name="P37">Tot el codi <text:span text:style-name="T46">i les </text:span>imatges ha<text:span text:style-name="T43">n</text:span> d’estar en un arxiu zip.</text:p>
              </text:list-item>
              <text:list-item>
                <text:p text:style-name="P39">Poseu el vostre nom, cognoms i dni en un comentari a<text:span text:style-name="T44">l principi</text:span> <text:span text:style-name="T44">de</text:span>l fitxer html.</text:p>
              </text:list-item>
              <text:list-item>
                <text:p text:style-name="P38">Utilitzeu <text:span text:style-name="T21">rutes relatives.</text:span></text:p>
              </text:list-item>
              <text:list-item>
                <text:p text:style-name="P41">Per al text del contingut podeu fer servir un Lorem Ipsum Generator.</text:p>
              </text:list-item>
              <text:list-item>
                <text:p text:style-name="P43">El disseny haurà de ser responsive en els següents brekapoints:</text:p>
                <text:list>
                  <text:list-item>
                    <text:p text:style-name="P43">&lt;576px</text:p>
                  </text:list-item>
                  <text:list-item>
                    <text:p text:style-name="P43">576px - 767px</text:p>
                  </text:list-item>
                  <text:list-item>
                    <text:p text:style-name="P43">768px – 1199px</text:p>
                  </text:list-item>
                  <text:list-item>
                    <text:p text:style-name="P43">&gt;1200px</text:p>
                  </text:list-item>
                </text:list>
              </text:list-item>
              <text:list-item>
                <text:p text:style-name="P43">El disseny haurá de funcionar correctament en la versió <text:span text:style-name="T64">96</text:span>.0 de Firefox i <text:s/>en la versió <text:span text:style-name="T64">97.0</text:span> de Google Chrome. </text:p>
              </text:list-item>
              <text:list-item>
                <text:p text:style-name="P44"><text:span text:style-name="T21">Captures:</text:span> <text:span text:style-name="T36">Ha d’haver dues captures de tota la pàgina web.</text:span></text:p>
                <text:list>
                  <text:list-item>
                    <text:p text:style-name="P44"><text:span text:style-name="T35">«capture-firefox.png»</text:span><text:span text:style-name="T36"> sota </text:span><text:span text:style-name="T35">Firefox.</text:span></text:p>
                  </text:list-item>
                  <text:list-item>
                    <text:p text:style-name="P44"><text:span text:style-name="T35">«capture-chrome.png»</text:span><text:span text:style-name="T36"> </text:span>sota <text:span text:style-name="T34">Chrom{e,ium}</text:span><text:span text:style-name="T37">.</text:span></text:p>
                  </text:list-item>
                </text:list>
              </text:list-item>
            </text:list>
          </table:table-cell>
        </table:table-row>
      </table:table>
      <text:p text:style-name="P2"/>
      <text:p text:style-name="P2"/>
      <text:p text:style-name="P2"/>
      <text:h text:style-name="P33" text:outline-level="2">Pregunta <text:span text:style-name="T12">1</text:span>: «<text:span text:style-name="T33">Codificació del disseny»</text:span></text:h>
      <text:p text:style-name="P9"><text:span text:style-name="T9">Puntuació: </text:span><text:span text:style-name="T8">10,00 </text:span><text:span text:style-name="T9">punt</text:span><text:span text:style-name="T10">s</text:span></text:p>
      <text:p text:style-name="Standard"/>
      <text:p text:style-name="P12">Aques<text:span text:style-name="T20">ta pràctica consisteix en la codificació del disseny que es correspondrà amb el nombre d’imatge que hagi eixit al sorteig realitzat en classe.</text:span></text:p>
      <text:p text:style-name="P10"/>
      <text:p text:style-name="P11"><text:span text:style-name="T41">Í</text:span>tems <text:span text:style-name="T41">a valorar</text:span>:</text:p>
      <text:p text:style-name="P11"/>
      <text:list xml:id="list1777639466" text:style-name="L2">
        <text:list-item>
          <text:p text:style-name="P45"><text:span text:style-name="T68">1.1.- </text:span>Estil: <text:span text:style-name="T40">(3.00 punts)</text:span></text:p>
          <text:list>
            <text:list-item>
              <text:p text:style-name="P42">No es pot utilitzar css inline ni intern a l'arxiu .html.</text:p>
            </text:list-item>
            <text:list-item>
              <text:p text:style-name="P42">Tot l'estil de la pàgina web ha d'estar codificat en la mesura del possible amb classes pròpies de Bootstrap. En el cas que no siga possible, és podrà fer servir un fitxer extern amb nom custom.css.</text:p>
            </text:list-item>
            <text:list-item>
              <text:p text:style-name="P42">Cal respectar en la mida del possible la gestió de margins i paddings.</text:p>
            </text:list-item>
          </text:list>
        </text:list-item>
        <text:list-item>
          <text:p text:style-name="P46"><text:span text:style-name="T68">1.2.- Fonts</text:span>: <text:span text:style-name="T40">(2.00 punts)</text:span></text:p>
          <text:list>
            <text:list-item>
              <text:p text:style-name="P48">S’avaluarà que la mida de les fonts <text:span text:style-name="T48">i l’estil </text:span>siga adequat a cada un dels dissenys.</text:p>
            </text:list-item>
            <text:list-item>
              <text:p text:style-name="P48"><text:span text:style-name="T48">Cal que s’adapten a cada una de les vistes</text:span> responsive.</text:p>
            </text:list-item>
            <text:list-item>
              <text:p text:style-name="P50">Cal fer servir mides de fonts flexibles.</text:p>
            </text:list-item>
          </text:list>
        </text:list-item>
        <text:list-item>
          <text:p text:style-name="P47"><text:span text:style-name="T68">1.3.- </text:span>Compone<text:span text:style-name="T47">n</text:span>ts <text:span text:style-name="T40">(2.00 punts)</text:span></text:p>
          <text:list>
            <text:list-item>
              <text:p text:style-name="P51">Tota pagina haurà d’inclouré, com a mínim, 5 components bàsics de booststap5.</text:p>
            </text:list-item>
            <text:list-item>
              <text:p text:style-name="P53">Es valorarà l’<text:span text:style-name="T49">ú</text:span>s i el grau de <text:span text:style-name="T49">modificació dels components com modals, carrousels, dropdown, tooltips, popovers..</text:span></text:p>
            </text:list-item>
            <text:list-item>
              <text:p text:style-name="P54">Tots els formularis hauran de tindre validació d’elements. Alguns camps hauran de ser obligatoris i altres com el mail hauran de tindre format mail. Es valorarà la gestió dels missatges d’error mostrats a l’usuari.</text:p>
            </text:list-item>
          </text:list>
        </text:list-item>
        <text:list-item>
          <text:p text:style-name="P70"><text:span text:style-name="T7">1.4.- </text:span><text:span text:style-name="T1">Layout: </text:span><text:span text:style-name="T6">(3.00 punts)</text:span></text:p>
          <text:list>
            <text:list-item>
              <text:p text:style-name="P49">S’avalua la complexitat <text:span text:style-name="T38">de codificació</text:span> del disseny original.</text:p>
            </text:list-item>
            <text:list-item>
              <text:p text:style-name="P71"><text:span text:style-name="T32">S’avalua la s</text:span>imilitud amb el disseny <text:span text:style-name="T31">original.</text:span></text:p>
            </text:list-item>
            <text:list-item>
              <text:p text:style-name="P72">S’avalua el grau de completesa respecte al disseny original.</text:p>
            </text:list-item>
            <text:list-item>
              <text:p text:style-name="P73">S’avalua el grau d’adaptació a les distintes vistes responsive.</text:p>
            </text:list-item>
            <text:list-item>
              <text:p text:style-name="P40">Nota: Si <text:span text:style-name="T39">aquest apartat és molt deficient </text:span>es suspén la pràctica directament.</text:p>
            </text:list-item>
          </text:list>
        </text:list-item>
      </text:list>
      <text:p text:style-name="P22"/>
      <text:p text:style-name="P22"/>
      <text:p text:style-name="P23"/>
      <text:h text:style-name="P32" text:outline-level="1"><text:a xlink:type="simple" xlink:href="https://themebubble.com/demo/webify/charity" text:style-name="Internet_20_link" text:visited-style-name="Visited_20_Internet_20_Link">Grup 1</text:a></text:h>
      <text:p text:style-name="P13"/>
      <text:list xml:id="list1490391152" text:style-name="L3">
        <text:list-item>
          <text:p text:style-name="P74"><text:span text:style-name="T57">E</text:span><text:span text:style-name="T53">l menú no cal que tinga </text:span><text:span text:style-name="T54">ni </text:span><text:span text:style-name="T53">imatge ni color de fons </text:span><text:span text:style-name="T54">en e</text:span><text:span text:style-name="T53">l bloc al qual es trobe</text:span><text:span text:style-name="T51">. Podeu fer servir un fons blanc amb els colors i el logo que vosaltres vulgueu. Cal q</text:span><text:span text:style-name="T55">ue el menú estiga sempre visible en la part superior de la pantalla. </text:span><text:span text:style-name="T57">Tindrà 5 entrades per a 5 punts de la pàgina.</text:span></text:p>
        </text:list-item>
        <text:list-item>
          <text:p text:style-name="P55">A la secció «Our Programs have helped millions of children worldwide.», <text:span text:style-name="T64">quan algú</text:span> <text:span text:style-name="T65">clique a learn more, s’haurà de mostar informació en un element modal.</text:span></text:p>
        </text:list-item>
        <text:list-item>
          <text:p text:style-name="P56">A la secció «We provide life-saving support and protection for children during emergencies and crises.», <text:span text:style-name="T64">quan algú</text:span> <text:span text:style-name="T65">clique a «learn more», s’haurà de mostrar un formulari amb les dades bàsiques.</text:span></text:p>
        </text:list-item>
        <text:list-item>
          <text:p text:style-name="P57"><text:span text:style-name="T66">El footer no cal que tingui un efecte Parallax</text:span>.</text:p>
        </text:list-item>
      </text:list>
      <text:h text:style-name="Heading_20_1" text:outline-level="1"><text:span text:style-name="T50"><text:s/></text:span><text:a xlink:type="simple" xlink:href="https://themebubble.com/demo/webify/consult" text:style-name="Internet_20_link" text:visited-style-name="Visited_20_Internet_20_Link"><text:span text:style-name="T22">Grup 2</text:span></text:a></text:h>
      <text:p text:style-name="P13"/>
      <text:list xml:id="list191510672102352" text:continue-numbering="true" text:style-name="L3">
        <text:list-item>
          <text:p text:style-name="P75"><text:span text:style-name="T59">Cal q</text:span><text:span text:style-name="T55">ue el menú estiga sempre visible en la part superior de la pantalla. </text:span><text:span text:style-name="T57">Tindrà 5 entrades per a 5 punts de la pàgina.</text:span></text:p>
        </text:list-item>
        <text:list-item>
          <text:p text:style-name="P80"><text:span text:style-name="T52">A la secció «Services We Provide», </text:span><text:span text:style-name="T57">quan algú</text:span><text:span text:style-name="T52"> </text:span><text:span text:style-name="T58">clique a learn more, s’haurà de most</text:span><text:span text:style-name="T60">r</text:span><text:span text:style-name="T58">ar informació en un element modal.</text:span></text:p>
        </text:list-item>
        <text:list-item>
          <text:p text:style-name="P81"><text:span text:style-name="T66">El footer no cal que tingui un efecte Parallax</text:span>.</text:p>
        </text:list-item>
      </text:list>
      <text:h text:style-name="P25" text:outline-level="1"><text:span text:style-name="T50"><text:s/></text:span><text:a xlink:type="simple" xlink:href="https://themebubble.com/demo/webify/gardener" text:style-name="Internet_20_link" text:visited-style-name="Visited_20_Internet_20_Link"><text:span text:style-name="T22">Grup </text:span></text:a><text:a xlink:type="simple" xlink:href="https://themebubble.com/demo/webify/gardener" text:style-name="Internet_20_link" text:visited-style-name="Visited_20_Internet_20_Link"><text:span text:style-name="T23">3</text:span></text:a></text:h>
      <text:p text:style-name="P14"/>
      <text:list xml:id="list191510782602180" text:continue-numbering="true" text:style-name="L3">
        <text:list-item>
          <text:p text:style-name="P82"><text:span text:style-name="T52">Cal q</text:span><text:span text:style-name="T55">ue el menú estiga sempre visible en la part superior de la pantalla. </text:span><text:span text:style-name="T57">Tindrà 5 entrades per a 5 punts de la pàgina.</text:span></text:p>
        </text:list-item>
        <text:list-item>
          <text:p text:style-name="P62">A la secció «Popular gardening landscaping services», quan algú clique a learn more, s’haurà de mostrar informació en un element modal.</text:p>
        </text:list-item>
        <text:list-item>
          <text:p text:style-name="P52">No cal desenvolupar el bloc «See what our customers have to say about us»</text:p>
        </text:list-item>
        <text:list-item>
          <text:p text:style-name="P58"><text:span text:style-name="T66">El footer no cal que tingui un efecte Parallax</text:span>.</text:p>
        </text:list-item>
      </text:list>
      <text:h text:style-name="Heading_20_1" text:outline-level="1"><text:a xlink:type="simple" xlink:href="https://themebubble.com/demo/webify/insurance" text:style-name="Internet_20_link" text:visited-style-name="Visited_20_Internet_20_Link"><text:span text:style-name="T22">Grup </text:span></text:a><text:a xlink:type="simple" xlink:href="https://themebubble.com/demo/webify/insurance" text:style-name="Internet_20_link" text:visited-style-name="Visited_20_Internet_20_Link"><text:span text:style-name="T24">4</text:span></text:a></text:h>
      <text:p text:style-name="P15"/>
      <text:list xml:id="list191509740980334" text:continue-numbering="true" text:style-name="L3">
        <text:list-item>
          <text:p text:style-name="P57">Cal q<text:span text:style-name="T67">ue el menú estiga sempre visible en la part superior de la pantalla. Tindrà 5 entrades per a 5 punts de la pàgina.</text:span></text:p>
        </text:list-item>
        <text:list-item>
          <text:p text:style-name="P76"><text:span text:style-name="T56">A la secció «Select your goal, we'll show you the way there.», </text:span><text:span text:style-name="T57">quan algú</text:span><text:span text:style-name="T56"> </text:span><text:span text:style-name="T58">clique a </text:span><text:span text:style-name="T61">get started</text:span><text:span text:style-name="T58">, s’haurà de most</text:span><text:span text:style-name="T60">r</text:span><text:span text:style-name="T58">ar informació en un element modal.</text:span></text:p>
        </text:list-item>
        <text:list-item>
          <text:p text:style-name="P63">No cal desenvolupar el bloc «Testimonials».</text:p>
        </text:list-item>
        <text:list-item>
          <text:p text:style-name="P65">El footer no cal que tingui un efecte Parallax.</text:p>
        </text:list-item>
      </text:list>
      <text:h text:style-name="P26" text:outline-level="1"><text:a xlink:type="simple" xlink:href="https://themebubble.com/demo/webify/interior-design" text:style-name="Internet_20_link" text:visited-style-name="Visited_20_Internet_20_Link"><text:span text:style-name="T22">Grup </text:span></text:a><text:a xlink:type="simple" xlink:href="https://themebubble.com/demo/webify/interior-design" text:style-name="Internet_20_link" text:visited-style-name="Visited_20_Internet_20_Link"><text:span text:style-name="T25">5</text:span></text:a></text:h>
      <text:p text:style-name="P16"/>
      <text:list xml:id="list191510865680158" text:continue-numbering="true" text:style-name="L3">
        <text:list-item>
          <text:p text:style-name="P57">Cal q<text:span text:style-name="T67">ue el menú estiga sempre visible en la part superior de la pantalla. Tindrà 5 entrades per a 5 punts de la pàgina.</text:span></text:p>
        </text:list-item>
        <text:list-item>
          <text:p text:style-name="P76"><text:span text:style-name="T56">A la secció «Services We Offer.», </text:span><text:span text:style-name="T57">quan algú</text:span><text:span text:style-name="T56"> </text:span><text:span text:style-name="T58">clique a </text:span><text:span text:style-name="T61">Learn More</text:span><text:span text:style-name="T58">, s’haurà de most</text:span><text:span text:style-name="T60">r</text:span><text:span text:style-name="T58">ar informació en un element modal.</text:span></text:p>
        </text:list-item>
        <text:list-item>
          <text:p text:style-name="P63">No cal desenvolupar el bloc «Create experiences and solve business problems».</text:p>
        </text:list-item>
        <text:list-item>
          <text:p text:style-name="P67">Tots el botons «Contact us» hauran d’obrir un formulari <text:span text:style-name="T65">amb les dades bàsiques.</text:span></text:p>
        </text:list-item>
        <text:list-item>
          <text:p text:style-name="P83"><text:span text:style-name="T62">El footer no cal que tingui un efecte Parallax</text:span><text:span text:style-name="T58">.</text:span></text:p>
        </text:list-item>
      </text:list>
      <text:h text:style-name="P27" text:outline-level="1"><text:soft-page-break/><text:a xlink:type="simple" xlink:href="https://themebubble.com/demo/webify/onepage" text:style-name="Internet_20_link" text:visited-style-name="Visited_20_Internet_20_Link"><text:span text:style-name="T22">Grup </text:span></text:a><text:a xlink:type="simple" xlink:href="https://themebubble.com/demo/webify/onepage" text:style-name="Internet_20_link" text:visited-style-name="Visited_20_Internet_20_Link"><text:span text:style-name="T26">6</text:span></text:a></text:h>
      <text:p text:style-name="P17"/>
      <text:list xml:id="list191509963581591" text:continue-numbering="true" text:style-name="L3">
        <text:list-item>
          <text:p text:style-name="P59">Cal q<text:span text:style-name="T67">ue el menú estiga sempre visible en la part superior de la pantalla. Tindrà 5 entrades per a 5 punts de la pàgina.</text:span></text:p>
        </text:list-item>
        <text:list-item>
          <text:p text:style-name="P77"><text:span text:style-name="T56">A la secció «Everything you need to manage your one page website, in your pocket.»</text:span><text:span text:style-name="T63"> sota el slider</text:span><text:span text:style-name="T56">, </text:span><text:span text:style-name="T57">quan algú</text:span><text:span text:style-name="T56"> </text:span><text:span text:style-name="T58">clique a </text:span><text:span text:style-name="T61">Learn More</text:span><text:span text:style-name="T58">, s’haurà de most</text:span><text:span text:style-name="T60">r</text:span><text:span text:style-name="T58">ar informació en un element modal.</text:span></text:p>
        </text:list-item>
        <text:list-item>
          <text:p text:style-name="P84"><text:span text:style-name="T62">El footer no cal que tingui un efecte Parallax</text:span><text:span text:style-name="T58">.</text:span></text:p>
        </text:list-item>
      </text:list>
      <text:h text:style-name="P28" text:outline-level="1"><text:a xlink:type="simple" xlink:href="https://themebubble.com/demo/webify/organic/" text:style-name="Internet_20_link" text:visited-style-name="Visited_20_Internet_20_Link"><text:span text:style-name="T22">Grup </text:span></text:a><text:a xlink:type="simple" xlink:href="https://themebubble.com/demo/webify/organic/" text:style-name="Internet_20_link" text:visited-style-name="Visited_20_Internet_20_Link"><text:span text:style-name="T27">7</text:span></text:a></text:h>
      <text:p text:style-name="P18"/>
      <text:list xml:id="list191511389937768" text:continue-numbering="true" text:style-name="L3">
        <text:list-item>
          <text:p text:style-name="P60">Cal q<text:span text:style-name="T67">ue el menú estiga sempre visible en la part superior de la pantalla. Tindrà 5 entrades per a 5 punts de la pàgina.</text:span></text:p>
        </text:list-item>
        <text:list-item>
          <text:p text:style-name="P78"><text:span text:style-name="T56">A la secció «Our Unique Features», </text:span><text:span text:style-name="T57">quan algú</text:span><text:span text:style-name="T56"> </text:span><text:span text:style-name="T58">clique a </text:span><text:span text:style-name="T61">Learn More</text:span><text:span text:style-name="T58">, s’haurà de most</text:span><text:span text:style-name="T60">r</text:span><text:span text:style-name="T58">ar informació en un element modal.</text:span></text:p>
        </text:list-item>
        <text:list-item>
          <text:p text:style-name="P85"><text:span text:style-name="T62">El footer no cal que tingui un efecte Parallax</text:span><text:span text:style-name="T58">.</text:span></text:p>
        </text:list-item>
      </text:list>
      <text:h text:style-name="P29" text:outline-level="1"><text:a xlink:type="simple" xlink:href="https://themebubble.com/demo/webify/product-landing" text:style-name="Internet_20_link" text:visited-style-name="Visited_20_Internet_20_Link"><text:span text:style-name="T22">Grup </text:span></text:a><text:a xlink:type="simple" xlink:href="https://themebubble.com/demo/webify/product-landing" text:style-name="Internet_20_link" text:visited-style-name="Visited_20_Internet_20_Link"><text:span text:style-name="T28">8</text:span></text:a></text:h>
      <text:p text:style-name="P19"/>
      <text:list xml:id="list191511396951215" text:continue-numbering="true" text:style-name="L3">
        <text:list-item>
          <text:p text:style-name="P61">Cal q<text:span text:style-name="T67">ue el menú estiga sempre visible en la part superior de la pantalla. Tindrà 5 entrades per a 5 punts de la pàgina.</text:span></text:p>
        </text:list-item>
        <text:list-item>
          <text:p text:style-name="P79"><text:span text:style-name="T56">A la secció «Features that Make Thunderbolt.», </text:span><text:span text:style-name="T57">quan algú</text:span><text:span text:style-name="T56"> </text:span><text:span text:style-name="T58">clique a </text:span><text:span text:style-name="T61">Learn More</text:span><text:span text:style-name="T58">, s’haurà de most</text:span><text:span text:style-name="T60">r</text:span><text:span text:style-name="T58">ar informació en un element modal.</text:span></text:p>
        </text:list-item>
        <text:list-item>
          <text:p text:style-name="P86"><text:span text:style-name="T62">El footer no cal que tingui un efecte Parallax</text:span><text:span text:style-name="T58">.</text:span></text:p>
        </text:list-item>
      </text:list>
      <text:h text:style-name="P30" text:outline-level="1"><text:a xlink:type="simple" xlink:href="https://themebubble.com/demo/webify/startup" text:style-name="Internet_20_link" text:visited-style-name="Visited_20_Internet_20_Link"><text:span text:style-name="T22">Grup </text:span></text:a><text:a xlink:type="simple" xlink:href="https://themebubble.com/demo/webify/startup" text:style-name="Internet_20_link" text:visited-style-name="Visited_20_Internet_20_Link"><text:span text:style-name="T29">9</text:span></text:a></text:h>
      <text:p text:style-name="P20"/>
      <text:list xml:id="list191510034252984" text:continue-numbering="true" text:style-name="L3">
        <text:list-item>
          <text:p text:style-name="P61">Cal q<text:span text:style-name="T67">ue el menú estiga sempre visible en la part superior de la pantalla. Tindrà 5 entrades per a 5 punts de la pàgina.</text:span></text:p>
        </text:list-item>
        <text:list-item>
          <text:p text:style-name="P79"><text:span text:style-name="T56">A la secció «Agile business startup», </text:span><text:span text:style-name="T57">quan algú</text:span><text:span text:style-name="T56"> </text:span><text:span text:style-name="T58">clique a </text:span><text:span text:style-name="T61">Learn More</text:span><text:span text:style-name="T58">, s’haurà de most</text:span><text:span text:style-name="T60">r</text:span><text:span text:style-name="T58">ar informació en un element modal.</text:span></text:p>
        </text:list-item>
        <text:list-item>
          <text:p text:style-name="P68"><text:span text:style-name="T58">Tots el botons «Contact us» hauran d’obrir un formulari </text:span><text:span text:style-name="T65">amb les dades bàsiques.</text:span></text:p>
        </text:list-item>
        <text:list-item>
          <text:p text:style-name="P86"><text:span text:style-name="T62">El footer no cal que tingui un efecte Parallax</text:span><text:span text:style-name="T58">.</text:span></text:p>
        </text:list-item>
      </text:list>
      <text:h text:style-name="P31" text:outline-level="1"><text:a xlink:type="simple" xlink:href="https://themebubble.com/demo/webify/restaurant/" text:style-name="Internet_20_link" text:visited-style-name="Visited_20_Internet_20_Link"><text:span text:style-name="T22">Grup </text:span></text:a><text:a xlink:type="simple" xlink:href="https://themebubble.com/demo/webify/restaurant/" text:style-name="Internet_20_link" text:visited-style-name="Visited_20_Internet_20_Link"><text:span text:style-name="T30">10</text:span></text:a></text:h>
      <text:p text:style-name="P21"/>
      <text:list xml:id="list191510890394377" text:continue-numbering="true" text:style-name="L3">
        <text:list-item>
          <text:p text:style-name="P69">Cal que el menú estiga sempre visible en la part superior de la pantalla. Tindrà 5 entrades per a 5 punts de la pàgina.</text:p>
        </text:list-item>
        <text:list-item>
          <text:p text:style-name="P64">Tots el botons «Reserve a table» o «Make a reservation» hauran d’obrir un formulari amb les dades bàsiques per a fer una reserva.</text:p>
        </text:list-item>
        <text:list-item>
          <text:p text:style-name="P66">El footer no cal que tingui un efecte Parallax.</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TakaoPGothic" style:font-size-asian="10.5pt" style:language-asian="ja" style:country-asian="JP" style:font-name-complex="TakaoPGothic"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TakaoPGothic"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2-10T06:31:53.066478218</meta:creation-date>
    <dc:date>2023-02-20T19:14:32.651000000</dc:date>
    <meta:editing-duration>PT15H5M25S</meta:editing-duration>
    <meta:editing-cycles>633</meta:editing-cycles>
    <meta:generator>LibreOffice/6.3.2.2$Windows_x86 LibreOffice_project/98b30e735bda24bc04ab42594c85f7fd8be07b9c</meta:generator>
    <meta:document-statistic meta:table-count="1" meta:image-count="0" meta:object-count="0" meta:page-count="4" meta:paragraph-count="94" meta:word-count="1170" meta:character-count="6316" meta:non-whitespace-character-count="5304"/>
  </office:meta>
</office:document-meta>
</file>